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69d" officeooo:paragraph-rsid="001db69d"/>
    </style:style>
    <style:style style:name="P2" style:family="paragraph" style:parent-style-name="Standard">
      <style:text-properties officeooo:rsid="001dc3ae" officeooo:paragraph-rsid="001dc3a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dc3ae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<text:span text:style-name="T1">Valor de salida: 0</text:span></text:p>
      <text:p text:style-name="P3"><text:span text:style-name="T1"><text:s text:c="28"/>2015</text:span></text:p>
      <text:p text:style-name="P3"><text:span text:style-name="T1"><text:s text:c="7"/>Enero <text:s text:c="15"/>Febrero <text:s text:c="15"/>Marzo <text:s text:c="9"/></text:span></text:p>
      <text:p text:style-name="P3"><text:span text:style-name="T1">do lu ma mi ju vi sá <text:s/>do lu ma mi ju vi sá <text:s/>do lu ma mi ju vi sá <text:s/></text:span></text:p>
      <text:p text:style-name="P3"><text:span text:style-name="T1"><text:s text:c="13"/>1 <text:s/>2 <text:s/>3 <text:s text:c="2"/>1 <text:s/>2 <text:s/>3 <text:s/>4 <text:s/>5 <text:s/>6 <text:s/>7 <text:s text:c="2"/>1 <text:s/>2 <text:s/>3 <text:s/>4 <text:s/>5 <text:s/>6 <text:s/>7 <text:s/></text:span></text:p>
      <text:p text:style-name="P3"><text:span text:style-name="T1"><text:s/>4 <text:s/>5 <text:s/>6 <text:s/>7 <text:s/>8 <text:s/>9 10 <text:s text:c="2"/>8 <text:s/>9 10 11 12 13 14 <text:s text:c="2"/>8 <text:s/>9 10 11 12 13 14 <text:s/></text:span></text:p>
      <text:p text:style-name="P3"><text:span text:style-name="T1">11 12 13 14 15 16 17 <text:s/>15 16 17 18 19 20 21 <text:s/>15 16 17 18 19 20 21 <text:s/></text:span></text:p>
      <text:p text:style-name="P3"><text:span text:style-name="T1">18 19 20 21 22 23 24 <text:s/>22 23 24 25 26 27 28 <text:s/>22 23 24 25 26 27 28 <text:s/></text:span></text:p>
      <text:p text:style-name="P3"><text:span text:style-name="T1">25 26 27 28 29 30 31 <text:s text:c="23"/>29 30 31 <text:s text:c="13"/></text:span></text:p>
      <text:p text:style-name="P3"><text:span text:style-name="T1"><text:s text:c="66"/></text:span></text:p>
      <text:p text:style-name="P3"><text:span text:style-name="T2">(...)</text:span><text:span text:style-name="T1"> <text:s text:c="59"/></text:span></text:p>
      <text:p text:style-name="P2"/>
      <text:p text:style-name="P2"/>
      <text:p text:style-name="P2">2.</text:p>
      <text:p text:style-name="P2"><text:span text:style-name="T1">Valor de salida: 2</text:span></text:p>
      <text:p text:style-name="P3"><text:span text:style-name="T1">ls: opción no reconocida '--huyh'</text:span></text:p>
      <text:p text:style-name="P3"><text:span text:style-name="T1">Pruebe 'ls --help' para más información.</text:span></text:p>
      <text:p text:style-name="P2"/>
      <text:p text:style-name="P2">3.</text:p>
      <text:p text:style-name="P2"><text:span text:style-name="T1">Valor de salida: 10</text:span></text:p>
      <text:p text:style-name="P3"><text:span text:style-name="T1">Cambiando la contraseña de alumno.</text:span></text:p>
      <text:p text:style-name="P3"><text:span text:style-name="T1">(actual) contraseña de UNIX: passwd: Error de manipulación del testigo de autenticación</text:span></text:p>
      <text:p text:style-name="P3"><text:span text:style-name="T1">passwd: no se ha cambiado la contraseñ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3:58:50.127443494</meta:creation-date>
    <dc:date>2016-10-11T14:22:06.723567697</dc:date>
    <meta:editing-duration>PT8M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168" meta:character-count="919" meta:non-whitespace-character-count="476"/>
  </office:meta>
</office:document-meta>
</file>